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2" calcext:value-type="float">
            <text:p>222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20" calcext:value-type="float">
            <text:p>2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8:40:06.912222472</meta:creation-date>
    <dc:date>2025-03-03T19:06:20.902024116</dc:date>
    <meta:editing-duration>PT5M52S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